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Sagnol Village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Sagnol Village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Sagnol Village Sho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Scrub Cliff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gnol Village Inn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Path of Gods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Sagnol To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00:08:20.1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11-11T02:04:45.518000000</dc:date>
    <meta:editing-duration>PT1H56M22S</meta:editing-duration>
    <meta:editing-cycles>7</meta:editing-cycles>
    <meta:document-statistic meta:table-count="1" meta:cell-count="16" meta:object-count="0"/>
  </office:meta>
</office:document-meta>
</file>